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header-rows>
          <table:table-row table:style-name="ro1">
            <table:table-cell table:style-name="ce1" office:value-type="string">
              <text:p>strana</text:p>
            </table:table-cell>
            <table:table-cell table:style-name="ce4" office:value-type="string">
              <text:p>riadok</text:p>
            </table:table-cell>
            <table:table-cell table:style-name="ce7" office:value-type="string">
              <text:p>typ chyby</text:p>
            </table:table-cell>
            <table:table-cell table:style-name="ce4" office:value-type="string">
              <text:p>popis chyby</text:p>
            </table:table-cell>
            <table:table-cell table:style-name="ce4" office:value-type="string">
              <text:p>je uvedené</text:p>
            </table:table-cell>
            <table:table-cell table:style-name="ce4" office:value-type="string">
              <text:p>má byť</text:p>
            </table:table-cell>
            <table:table-cell table:style-name="ce4" office:value-type="string">
              <text:p>poznámka</text:p>
            </table:table-cell>
            <table:table-cell table:number-columns-repeated="1017"/>
          </table:table-row>
        </table:table-header-rows>
        <table:table-row table:style-name="ro2">
          <table:table-cell table:style-name="ce2" office:value-type="string">
            <text:p>ST-SS, 1</text:p>
          </table:table-cell>
          <table:table-cell table:style-name="ce5" office:value-type="string">
            <text:p>1. žalmu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Bože“</text:p>
          </table:table-cell>
          <table:table-cell table:style-name="ce5" office:value-type="string">
            <text:p>Bože ty...</text:p>
          </table:table-cell>
          <table:table-cell table:style-name="ce5" office:value-type="string">
            <text:p>Bože, ty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2</text:p>
          </table:table-cell>
          <table:table-cell table:style-name="ce5" office:value-type="string">
            <text:p>8. zdol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na -&gt; vo</text:p>
          </table:table-cell>
          <table:table-cell table:style-name="ce5" office:value-type="string">
            <text:p>čo sa hýbe na vodách; *</text:p>
          </table:table-cell>
          <table:table-cell table:style-name="ce5" office:value-type="string">
            <text:p>čo sa hýbe na vodách;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5" office:value-type="string">
            <text:p>5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svätým -&gt; Svätým (veľké S)</text:p>
          </table:table-cell>
          <table:table-cell table:style-name="ce5" office:value-type="string">
            <text:p>so svätým Duchom</text:p>
          </table:table-cell>
          <table:table-cell table:style-name="ce5" office:value-type="string">
            <text:p>so svätým Ducho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5" office:value-type="string">
            <text:p>9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ST-SS, 4</text:p>
          </table:table-cell>
          <table:table-cell table:style-name="ce5" office:value-type="string">
            <text:p>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hviezdička na konci riadka</text:p>
          </table:table-cell>
          <table:table-cell table:style-name="ce5" office:value-type="string">
            <text:p>a naše kroky</text:p>
          </table:table-cell>
          <table:table-cell table:style-name="ce5" office:value-type="string">
            <text:p>a naše kroky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1</text:p>
          </table:table-cell>
          <table:table-cell table:style-name="ce5" office:value-type="string">
            <text:p>6. chválospevu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vypadlo slovo „svätých“</text:p>
          </table:table-cell>
          <table:table-cell table:style-name="ce5" office:value-type="string">
            <text:p>ústami svojich prorokov,</text:p>
          </table:table-cell>
          <table:table-cell table:style-name="ce5" office:value-type="string">
            <text:p>ústami svojich svätých prorokov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2</text:p>
          </table:table-cell>
          <table:table-cell table:style-name="ce5" office:value-type="string">
            <text:p>1. Te Deum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riadka má byť bodka, nie čiarka</text:p>
          </table:table-cell>
          <table:table-cell table:style-name="ce5" office:value-type="string">
            <text:p>teba, Pane, velebíme, </text:p>
          </table:table-cell>
          <table:table-cell table:style-name="ce5" office:value-type="string">
            <text:p>teba, Pane, velebíme.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vypadlo písmeno „i“</text:p>
          </table:table-cell>
          <table:table-cell table:style-name="ce5" office:value-type="string">
            <text:p>nesmerne velebného,</text:p>
          </table:table-cell>
          <table:table-cell table:style-name="ce5" office:value-type="string">
            <text:p>nesmierne velebného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</text:p>
          </table:table-cell>
          <table:table-cell table:style-name="ce5" office:value-type="string">
            <text:p>2. v bode 11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ludskú</text:p>
          </table:table-cell>
          <table:table-cell table:style-name="ce5" office:value-type="string">
            <text:p>ľudskú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II</text:p>
          </table:table-cell>
          <table:table-cell table:style-name="ce5" office:value-type="string">
            <text:p>5. v bode 122.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é slovo „podľa“</text:p>
          </table:table-cell>
          <table:table-cell table:style-name="ce5" office:value-type="string">
            <text:p>podlá</text:p>
          </table:table-cell>
          <table:table-cell table:style-name="ce5" office:value-type="string">
            <text:p>podľ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IV</text:p>
          </table:table-cell>
          <table:table-cell table:style-name="ce5" office:value-type="string">
            <text:p>9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má byť čiernou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XV</text:p>
          </table:table-cell>
          <table:table-cell table:style-name="ce5" office:value-type="string">
            <text:p>4. v bode 253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v odkaze na SC vypadla čiarka (správne napr. v bode 201, str. XIII)</text:p>
          </table:table-cell>
          <table:table-cell table:style-name="ce5" office:value-type="string">
            <text:p>(SC 28)</text:p>
          </table:table-cell>
          <table:table-cell table:style-name="ce5" office:value-type="string">
            <text:p>(SC, 28)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XVIII-XIX</text:p>
          </table:table-cell>
          <table:table-cell table:style-name="ce5" office:value-type="string">
            <text:p>tabuľk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stĺpec „nedeľný cyklus“ má obsahovať 2 litery (ako uvádza aj str. XX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XX</text:p>
          </table:table-cell>
          <table:table-cell table:style-name="ce5" office:value-type="string">
            <text:p>3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g“) má byť čier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3. v 1. strofe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verša má byť čiarka</text:p>
          </table:table-cell>
          <table:table-cell table:style-name="ce5" office:value-type="string">
            <text:p>svitom zdobíš zore ranné</text:p>
          </table:table-cell>
          <table:table-cell table:style-name="ce5" office:value-type="string">
            <text:p>svitom zdobíš zore ranné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1./2. v Ant. 2</text:p>
          </table:table-cell>
          <table:table-cell table:style-name="ce8" office:value-type="float" office:value="7">
            <text:p>7</text:p>
          </table:table-cell>
          <table:table-cell table:style-name="ce5" office:value-type="string">
            <text:p>delenie slova „chválospev“</text:p>
          </table:table-cell>
          <table:table-cell table:style-name="ce5" office:value-type="string">
            <text:p>chválos-pev</text:p>
          </table:table-cell>
          <table:table-cell table:style-name="ce5" office:value-type="string">
            <text:p>chválo-spev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2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Zhodme</text:p>
          </table:table-cell>
          <table:table-cell table:style-name="ce5" office:value-type="string">
            <text:p>Zhoďm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biblický odkaz má mať čiarku (nie bodku)</text:p>
          </table:table-cell>
          <table:table-cell table:style-name="ce5" office:value-type="string">
            <text:p>Flp 4. 4-5</text:p>
          </table:table-cell>
          <table:table-cell table:style-name="ce5" office:value-type="string">
            <text:p>Flp 4, 4-5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7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3. prosby má byť zarovnaný na ľavý okraj strany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14. zhor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v poslednej prosbe skomolené slovo (posledné písmeno a -&gt; š)</text:p>
          </table:table-cell>
          <table:table-cell table:style-name="ce5" office:value-type="string">
            <text:p>navštívia</text:p>
          </table:table-cell>
          <table:table-cell table:style-name="ce5" office:value-type="string">
            <text:p>navštíviš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2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vety má byť bodka, nie čiarka</text:p>
          </table:table-cell>
          <table:table-cell table:style-name="ce5" office:value-type="string">
            <text:p>čo bývaš na Sione, V ten</text:p>
          </table:table-cell>
          <table:table-cell table:style-name="ce5" office:value-type="string">
            <text:p>čo bývaš na Sione. V ten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3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Príd.</text:p>
          </table:table-cell>
          <table:table-cell table:style-name="ce5" office:value-type="string">
            <text:p>Príď.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10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dĺžeň na „í“ v zvolaniu k prosbám</text:p>
          </table:table-cell>
          <table:table-cell table:style-name="ce5" office:value-type="string">
            <text:p>Priď tvoje</text:p>
          </table:table-cell>
          <table:table-cell table:style-name="ce5" office:value-type="string">
            <text:p>Príď tvoj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2. v čít. z Ez 34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ľ“ (delené slovo na konci riadka)</text:p>
          </table:table-cell>
          <table:table-cell table:style-name="ce5" office:value-type="string">
            <text:p>vyhla-dám</text:p>
          </table:table-cell>
          <table:table-cell table:style-name="ce5" office:value-type="string">
            <text:p>vyhľa-dám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12. a 10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3. („Otec“) a 4. prosby („Ty“) majú byť zalomené na začiatku riadk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odkaz na Iz 7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Iz 7, 14b-15 za čiar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odkaz na Iz 2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Iz 2, 11 za čiar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krátke resp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2x chýba medzera za červenou hviezdičkou (alebo je veľmi malá)</text:p>
          </table:table-cell>
          <table:table-cell table:style-name="ce5" table:number-columns-repeated="2"/>
          <table:table-cell table:style-name="ce5" office:value-type="string">
            <text:p>POSUN?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5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ň“</text:p>
          </table:table-cell>
          <table:table-cell table:style-name="ce5" office:value-type="string">
            <text:p>spln</text:p>
          </table:table-cell>
          <table:table-cell table:style-name="ce5" office:value-type="string">
            <text:p>splň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1. modlitby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ťa“</text:p>
          </table:table-cell>
          <table:table-cell table:style-name="ce5" office:value-type="string">
            <text:p>Prosíme ťa Pane</text:p>
          </table:table-cell>
          <table:table-cell table:style-name="ce5" office:value-type="string">
            <text:p>Prosíme ťa, Pan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2. krátkeho čít.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skomolené slovo „spravodlivosť“ (l -&gt; i)</text:p>
          </table:table-cell>
          <table:table-cell table:style-name="ce5" office:value-type="string">
            <text:p>spravodllvosť</text:p>
          </table:table-cell>
          <table:table-cell table:style-name="ce5" office:value-type="string">
            <text:p>spravodlivosť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4. a 5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á prvá prosba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v biblickom odkaze za spojovníkom</text:p>
          </table:table-cell>
          <table:table-cell table:style-name="ce5" office:value-type="string">
            <text:p>Mich 5, 3- 4a</text:p>
          </table:table-cell>
          <table:table-cell table:style-name="ce5" office:value-type="string">
            <text:p>Mich 5, 3-4a</text:p>
          </table:table-cell>
          <table:table-cell table:style-name="ce5" office:value-type="string">
            <text:p>správne str. 61</text:p>
          </table:table-cell>
          <table:table-cell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1. prosieb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 (na konci 1. riadka uvedenia do prosieb)</text:p>
          </table:table-cell>
          <table:table-cell table:style-name="ce5" office:value-type="string">
            <text:p>ľudom</text:p>
          </table:table-cell>
          <table:table-cell table:style-name="ce5" office:value-type="string">
            <text:p>ľuďo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9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nás“</text:p>
          </table:table-cell>
          <table:table-cell table:style-name="ce5" office:value-type="string">
            <text:p>pozdvihni nás hriešnikov,</text:p>
          </table:table-cell>
          <table:table-cell table:style-name="ce5" office:value-type="string">
            <text:p>pozdvihni nás, hriešnikov,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5. prosieb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pred bodkočiarkou na konci prvej časti 1. prosby</text:p>
          </table:table-cell>
          <table:table-cell table:style-name="ce5" office:value-type="string">
            <text:p>spra-vodlivosti ;</text:p>
          </table:table-cell>
          <table:table-cell table:style-name="ce5" office:value-type="string">
            <text:p>spra-vodlivosti;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6. prosieb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2. prosby („Bože, otvor srd-“) má byť zalomený na začiatku riadk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na str. 118 a 150 sú)</text:p>
          </table:table-cell>
          <table:table-cell table:style-name="ce5" office:value-type="string">
            <text:p>tak Pán Boh dá</text:p>
          </table:table-cell>
          <table:table-cell table:style-name="ce5" office:value-type="string">
            <text:p>tak Pán, Boh, dá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Vykupitela</text:p>
          </table:table-cell>
          <table:table-cell table:style-name="ce5" office:value-type="string">
            <text:p>Vykupiteľa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/>
          <table:table-cell table:style-name="ce8" office:value-type="float" office:value="8">
            <text:p>8</text:p>
          </table:table-cell>
          <table:table-cell table:style-name="ce5" office:value-type="string">
            <text:p>akoby bola časť čiary oddeľujúcej záhlavie od textu aj červenou farb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čítania akoby nebola čierna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prosby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zvolania k prosbám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office:value-type="string">
            <text:p>prosby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zvolania k prosbám a prvej prosby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office:value-type="string">
            <text:p>1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pravdepodobne chýba medzera medzi slovami v 3. prosbe</text:p>
          </table:table-cell>
          <table:table-cell table:style-name="ce5" office:value-type="string">
            <text:p>zapáľnaše</text:p>
          </table:table-cell>
          <table:table-cell table:style-name="ce5" office:value-type="string">
            <text:p>zapáľ naš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5" office:value-type="string">
            <text:p>4. zdola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1 Kor 4, 5 za číslovkou „1“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4. zhor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budeme“</text:p>
          </table:table-cell>
          <table:table-cell table:style-name="ce5" office:value-type="string">
            <text:p>budenie</text:p>
          </table:table-cell>
          <table:table-cell table:style-name="ce5" office:value-type="string">
            <text:p>budem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4. krátkeho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hladať</text:p>
          </table:table-cell>
          <table:table-cell table:style-name="ce5" office:value-type="string">
            <text:p>hľadať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zlutujem</text:p>
          </table:table-cell>
          <table:table-cell table:style-name="ce5" office:value-type="string">
            <text:p>zľutuje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5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na str. 118 a 150 sú)</text:p>
          </table:table-cell>
          <table:table-cell table:style-name="ce5" office:value-type="string">
            <text:p>tak Pán Boh dá</text:p>
          </table:table-cell>
          <table:table-cell table:style-name="ce5" office:value-type="string">
            <text:p>tak Pán, Boh, dá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7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ked</text:p>
          </table:table-cell>
          <table:table-cell table:style-name="ce5" office:value-type="string">
            <text:p>keď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dve slová spolu (chýba oddeľujúca medzera)</text:p>
          </table:table-cell>
          <table:table-cell table:style-name="ce5" office:value-type="string">
            <text:p>pomne</text:p>
          </table:table-cell>
          <table:table-cell table:style-name="ce5" office:value-type="string">
            <text:p>po mn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dve slová spolu (chýba oddeľujúca medzera)</text:p>
          </table:table-cell>
          <table:table-cell table:style-name="ce5" office:value-type="string">
            <text:p>predomnou</text:p>
          </table:table-cell>
          <table:table-cell table:style-name="ce5" office:value-type="string">
            <text:p>predo mnou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5" office:value-type="string">
            <text:p>5. zdol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ľudí“ (namiesto ľ obsahuje veľké I)</text:p>
          </table:table-cell>
          <table:table-cell table:style-name="ce5" office:value-type="string">
            <text:p>Iudí</text:p>
          </table:table-cell>
          <table:table-cell table:style-name="ce5" office:value-type="string">
            <text:p>ľudí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5" office:value-type="string">
            <text:p>invitatórium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„Ant.“ pre antifónu na invitatórium pre 17. decembra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čítania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5" office:value-type="string">
            <text:p>1. zhora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prvý riadok je šedý (hoci v podstate celá strana je bledá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4. krátkeho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 slovom „úhony“ je čiarka naviac</text:p>
          </table:table-cell>
          <table:table-cell table:style-name="ce5" office:value-type="string">
            <text:p>úhony, vo svätosti</text:p>
          </table:table-cell>
          <table:table-cell table:style-name="ce5" office:value-type="string">
            <text:p>úhony, vo svätosti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pred Ant. 2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na začiatku vety má byť veľké písmeno</text:p>
          </table:table-cell>
          <table:table-cell table:style-name="ce5" office:value-type="string">
            <text:p>žalmy</text:p>
          </table:table-cell>
          <table:table-cell table:style-name="ce5" office:value-type="string">
            <text:p>Žalmy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biblický odkaz má mať čiarku (nie bodku)</text:p>
          </table:table-cell>
          <table:table-cell table:style-name="ce5" office:value-type="string">
            <text:p>Flp 4. 4-5</text:p>
          </table:table-cell>
          <table:table-cell table:style-name="ce5" office:value-type="string">
            <text:p>Flp 4, 4-5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3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v slove „Oznámite“ je „i“ naviac</text:p>
          </table:table-cell>
          <table:table-cell table:style-name="ce5" office:value-type="string">
            <text:p>Oznámite</text:p>
          </table:table-cell>
          <table:table-cell table:style-name="ce5" office:value-type="string">
            <text:p>Oznámt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3.-5. prosieb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3.-5. riadok sú šedé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5" office:value-type="string">
            <text:p>13. a 1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á 3. prosba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5" office:value-type="string">
            <text:p>2. a 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ý úvod k prosbám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5" office:value-type="string">
            <text:p>odkaz na Ez 34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Ez 34, 15-16 za čiar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5" office:value-type="string">
            <text:p>krátke resp.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budeme“</text:p>
          </table:table-cell>
          <table:table-cell table:style-name="ce5" office:value-type="string">
            <text:p>budenie</text:p>
          </table:table-cell>
          <table:table-cell table:style-name="ce5" office:value-type="string">
            <text:p>budem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5" office:value-type="string">
            <text:p>2. a 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ý úvod k prosbám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5" office:value-type="string">
            <text:p>3. a 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porov. liturgický preklad Kol 1, 10; Biblia SSV)</text:p>
          </table:table-cell>
          <table:table-cell table:style-name="ce5" office:value-type="string">
            <text:p>žili ako sa patrí vzhľadom na Pána a páčili</text:p>
          </table:table-cell>
          <table:table-cell table:style-name="ce5" office:value-type="string">
            <text:p>žili, ako sa patrí vzhľadom na Pána, a páčili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odsadené pokračovanie čítania (má byť zarovnané na ľavý okraj strany)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5" office:value-type="string">
            <text:p>2.-5. zdola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tieto riadky sú šedé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5" office:value-type="string">
            <text:p>7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koniec riadka má mať bodkočiarku (ako str. 43. 121)</text:p>
          </table:table-cell>
          <table:table-cell table:style-name="ce5" office:value-type="string">
            <text:p>hriešnikov:</text:p>
          </table:table-cell>
          <table:table-cell table:style-name="ce5" office:value-type="string">
            <text:p>hriešnikov;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5" office:value-type="string">
            <text:p>12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 (rubrika pre Modlitbu cez deň)</text:p>
          </table:table-cell>
          <table:table-cell table:style-name="ce5" office:value-type="string">
            <text:p>táto nedela</text:p>
          </table:table-cell>
          <table:table-cell table:style-name="ce5" office:value-type="string">
            <text:p>táto nedeľ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5" office:value-type="string">
            <text:p>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dĺžeň na „í“ v slove „ofíciu“</text:p>
          </table:table-cell>
          <table:table-cell table:style-name="ce5" office:value-type="string">
            <text:p>oficiu</text:p>
          </table:table-cell>
          <table:table-cell table:style-name="ce5" office:value-type="string">
            <text:p>ofíciu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rozpoznané slovo „ti“ (dĺžeň naviac)</text:p>
          </table:table-cell>
          <table:table-cell table:style-name="ce5" office:value-type="string">
            <text:p>tí</text:p>
          </table:table-cell>
          <table:table-cell table:style-name="ce5" office:value-type="string">
            <text:p>ti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5" office:value-type="string">
            <text:p>5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lomený 1.-2. verš („hľa,“ má byť v 2. verši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5" office:value-type="string">
            <text:p>5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pred bodkočiarkou na konci prvej časti 1. prosby</text:p>
          </table:table-cell>
          <table:table-cell table:style-name="ce5" office:value-type="string">
            <text:p>spra-vodlivosti ;</text:p>
          </table:table-cell>
          <table:table-cell table:style-name="ce5" office:value-type="string">
            <text:p>spra-vodlivosti;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2. prosby („Bože, otvor srd-“) má byť zalomený na začiatku ďalšieho riadk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5" office:value-type="string">
            <text:p>4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bodka naviac za slovom „nám“</text:p>
          </table:table-cell>
          <table:table-cell table:style-name="ce5" office:value-type="string">
            <text:p>A daj nám. svoju spásu.</text:p>
          </table:table-cell>
          <table:table-cell table:style-name="ce5" office:value-type="string">
            <text:p>A daj nám svoju spásu.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pred bodkočiarkou na konci prvej časti poslednej prosby (delené slovo)</text:p>
          </table:table-cell>
          <table:table-cell table:style-name="ce5" office:value-type="string">
            <text:p>krá-ľovstve ;</text:p>
          </table:table-cell>
          <table:table-cell table:style-name="ce5" office:value-type="string">
            <text:p>krá-ľovstve;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5" office:value-type="string">
            <text:p>8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5" office:value-type="string">
            <text:p>nadpis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Ň</text:p>
          </table:table-cell>
          <table:table-cell table:style-name="ce5" office:value-type="string">
            <text:p>MODLITBA CEZ DEN</text:p>
          </table:table-cell>
          <table:table-cell table:style-name="ce5" office:value-type="string">
            <text:p>MODLITBA CEZ DEŇ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chýba pred aj za pomlčkou v referencii</text:p>
          </table:table-cell>
          <table:table-cell table:style-name="ce5" office:value-type="string">
            <text:p>Iz 13, 22–14,1</text:p>
          </table:table-cell>
          <table:table-cell table:style-name="ce5" office:value-type="string">
            <text:p>Iz 13, 22 – 14,1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3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5" office:value-type="string">
            <text:p>2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5" office:value-type="string">
            <text:p>6. zdol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5"/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114 n“)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5. zhora</text:p>
          </table:table-cell>
          <table:table-cell office:value-type="float" office:value="3">
            <text:p>3</text:p>
          </table:table-cell>
          <table:table-cell table:style-name="ce5" office:value-type="string">
            <text:p>chýba mäkčeň na „ľ“ (1. riadok prosieb)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number-columns-repeated="1018"/>
        </table:table-row>
        <table:table-row table:style-name="ro2">
          <table:table-cell office:value-type="string">
            <text:p>147-150</text:p>
          </table:table-cell>
          <table:table-cell/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12. zdola</text:p>
          </table:table-cell>
          <table:table-cell office:value-type="float" office:value="3">
            <text:p>3</text:p>
          </table:table-cell>
          <table:table-cell table:style-name="ce5" office:value-type="string">
            <text:p>chýba mäkčeň na „ľ“ (1. riadok prosieb)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number-columns-repeated="1018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3. zhora</text:p>
          </table:table-cell>
          <table:table-cell office:value-type="float" office:value="2">
            <text:p>2</text:p>
          </table:table-cell>
          <table:table-cell table:style-name="ce5" office:value-type="string">
            <text:p>chybne rozpoznané slovo „milovať“ (3. strofa)</text:p>
          </table:table-cell>
          <table:table-cell office:value-type="string">
            <text:p>milovai;</text:p>
          </table:table-cell>
          <table:table-cell office:value-type="string">
            <text:p>milovať;</text:p>
          </table:table-cell>
          <table:table-cell table:number-columns-repeated="1018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4. zdola</text:p>
          </table:table-cell>
          <table:table-cell office:value-type="float" office:value="3">
            <text:p>3</text:p>
          </table:table-cell>
          <table:table-cell office:value-type="string">
            <text:p>chýba čiarka za slovom „pravý“ (správne: str. 1055)</text:p>
          </table:table-cell>
          <table:table-cell office:value-type="string">
            <text:p>pravý</text:p>
          </table:table-cell>
          <table:table-cell office:value-type="string">
            <text:p>pravý,</text:p>
          </table:table-cell>
          <table:table-cell table:number-columns-repeated="1018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sledný verš („Neplodnej dáva bývať...“) má byť samostatná strofa (správne: str. 1029)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3. zhora</text:p>
          </table:table-cell>
          <table:table-cell office:value-type="float" office:value="3">
            <text:p>3</text:p>
          </table:table-cell>
          <table:table-cell office:value-type="string">
            <text:p>chýba dĺžeň na „í“ v slove „tí“</text:p>
          </table:table-cell>
          <table:table-cell office:value-type="string">
            <text:p>len ti,</text:p>
          </table:table-cell>
          <table:table-cell office:value-type="string">
            <text:p>len tí,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10. zdola</text:p>
          </table:table-cell>
          <table:table-cell office:value-type="float" office:value="3">
            <text:p>3</text:p>
          </table:table-cell>
          <table:table-cell office:value-type="string">
            <text:p>chýba dĺžeň na „í“ v slove „hrudí“</text:p>
          </table:table-cell>
          <table:table-cell office:value-type="string">
            <text:p>hrudi</text:p>
          </table:table-cell>
          <table:table-cell office:value-type="string">
            <text:p>hrudí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4. zdola</text:p>
          </table:table-cell>
          <table:table-cell office:value-type="float" office:value="2">
            <text:p>2</text:p>
          </table:table-cell>
          <table:table-cell office:value-type="string">
            <text:p>namiesto apostrofu je hviezdička</text:p>
          </table:table-cell>
          <table:table-cell office:value-type="string">
            <text:p>abys*</text:p>
          </table:table-cell>
          <table:table-cell office:value-type="string">
            <text:p>abys‘</text:p>
          </table:table-cell>
          <table:table-cell table:number-columns-repeated="1018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13. zhora</text:p>
          </table:table-cell>
          <table:table-cell office:value-type="float" office:value="3">
            <text:p>3</text:p>
          </table:table-cell>
          <table:table-cell office:value-type="string">
            <text:p>veľké P chybne v slove „Pomazanému“</text:p>
          </table:table-cell>
          <table:table-cell office:value-type="string">
            <text:p>Pomazanému</text:p>
          </table:table-cell>
          <table:table-cell office:value-type="string">
            <text:p>pomazanému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13. zdola</text:p>
          </table:table-cell>
          <table:table-cell office:value-type="float" office:value="3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smieva;*</text:p>
          </table:table-cell>
          <table:table-cell office:value-type="string">
            <text:p>vysmieva; *</text:p>
          </table:table-cell>
          <table:table-cell table:number-columns-repeated="1018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1. zdola</text:p>
          </table:table-cell>
          <table:table-cell office:value-type="float" office:value="2">
            <text:p>2</text:p>
          </table:table-cell>
          <table:table-cell office:value-type="string">
            <text:p>chýba červená pomlčka na konci strofy</text:p>
          </table:table-cell>
          <table:table-cell office:value-type="string">
            <text:p>hlinené.“</text:p>
          </table:table-cell>
          <table:table-cell office:value-type="string">
            <text:p>hlinené.“ <text:span text:style-name="T1">–</text:span></text:p>
          </table:table-cell>
          <table:table-cell table:number-columns-repeated="1018"/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6. zhora</text:p>
          </table:table-cell>
          <table:table-cell office:value-type="float" office:value="3">
            <text:p>3</text:p>
          </table:table-cell>
          <table:table-cell office:value-type="string">
            <text:p>chýba mäkčeň na „ľ“ v slove „kráľovi“</text:p>
          </table:table-cell>
          <table:table-cell office:value-type="string">
            <text:p>královi</text:p>
          </table:table-cell>
          <table:table-cell office:value-type="string">
            <text:p>kráľovi</text:p>
          </table:table-cell>
          <table:table-cell table:number-columns-repeated="1018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8. zhora</text:p>
          </table:table-cell>
          <table:table-cell office:value-type="float" office:value="3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1018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5. zdola</text:p>
          </table:table-cell>
          <table:table-cell office:value-type="float" office:value="3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1018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1. zhora</text:p>
          </table:table-cell>
          <table:table-cell office:value-type="float" office:value="3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volenými;*</text:p>
          </table:table-cell>
          <table:table-cell office:value-type="string">
            <text:p>vyvolenými; *</text:p>
          </table:table-cell>
          <table:table-cell table:number-columns-repeated="1018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11. zhora</text:p>
          </table:table-cell>
          <table:table-cell office:value-type="float" office:value="3">
            <text:p>3</text:p>
          </table:table-cell>
          <table:table-cell office:value-type="string">
            <text:p>odsadiť riadok ešte o jedno odsadenie, ako str. 1234</text:p>
          </table:table-cell>
          <table:table-cell table:number-columns-repeated="1020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2. zhora</text:p>
          </table:table-cell>
          <table:table-cell office:value-type="float" office:value="5">
            <text:p>5</text:p>
          </table:table-cell>
          <table:table-cell office:value-type="string">
            <text:p>nadpis („Z Knihy...“) je šedou, vidno textúru</text:p>
          </table:table-cell>
          <table:table-cell table:number-columns-repeated="1020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4. zhora</text:p>
          </table:table-cell>
          <table:table-cell office:value-type="float" office:value="3">
            <text:p>3</text:p>
          </table:table-cell>
          <table:table-cell office:value-type="string">
            <text:p>chýba čiarka za slovom „Pán“</text:p>
          </table:table-cell>
          <table:table-cell office:value-type="string">
            <text:p>Pán Boh:</text:p>
          </table:table-cell>
          <table:table-cell office:value-type="string">
            <text:p>Pán, Boh:</text:p>
          </table:table-cell>
          <table:table-cell table:number-columns-repeated="1018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10. zdola</text:p>
          </table:table-cell>
          <table:table-cell office:value-type="float" office:value="2">
            <text:p>2</text:p>
          </table:table-cell>
          <table:table-cell office:value-type="string">
            <text:p>chybne rozpoznané slovo „vedľa“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1018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12. zdola</text:p>
          </table:table-cell>
          <table:table-cell office:value-type="float" office:value="2">
            <text:p>2</text:p>
          </table:table-cell>
          <table:table-cell office:value-type="string">
            <text:p>chybne rozpoznaná číslovka „1“ (je tam veľké I)</text:p>
          </table:table-cell>
          <table:table-cell office:value-type="string">
            <text:p>Sermo I</text:p>
          </table:table-cell>
          <table:table-cell office:value-type="string">
            <text:p>Sermo 1</text:p>
          </table:table-cell>
          <table:table-cell table:number-columns-repeated="1018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...</text:p>
          </table:table-cell>
          <table:table-cell table:number-columns-repeated="1022"/>
        </table:table-row>
        <table:table-row table:style-name="ro3" table:number-rows-repeated="654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ce11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table:style-name="Default"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table:style-name="Default"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table:style-name="Default"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style-name="Default"/>
          <table:table-cell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2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Default"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31.05.2011</text:date>, <text:time>16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1-05-24T18:55:06.92</meta:creation-date>
    <dc:date>2011-05-31T16:17:29.40</dc:date>
    <dc:creator>Juraj Vidéky</dc:creator>
    <meta:editing-duration>PT04H56M59S</meta:editing-duration>
    <meta:editing-cycles>258</meta:editing-cycles>
    <meta:generator>OpenOffice.org/3.2$Win32 OpenOffice.org_project/320m18$Build-9502</meta:generator>
    <meta:document-statistic meta:table-count="2" meta:cell-count="629" meta:object-count="0"/>
  </office:meta>
</office:document-meta>
</file>